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style:text-properties style:font-name="Arial" fo:font-size="11pt" officeooo:rsid="00025c1f" officeooo:paragraph-rsid="00025c1f" style:font-size-asian="9.60000038146973pt" style:font-size-complex="11pt"/>
    </style:style>
    <style:style style:name="P2" style:family="paragraph" style:parent-style-name="Standard">
      <style:paragraph-properties fo:line-height="150%"/>
      <style:text-properties style:font-name="Arial" fo:font-size="11pt" officeooo:rsid="00029b9d" officeooo:paragraph-rsid="00029b9d" style:font-size-asian="9.60000038146973pt" style:font-size-complex="11pt"/>
    </style:style>
    <style:style style:name="P3" style:family="paragraph" style:parent-style-name="Standard">
      <style:paragraph-properties fo:line-height="150%"/>
      <style:text-properties style:font-name="Arial" fo:font-size="11pt" officeooo:rsid="000619b9" officeooo:paragraph-rsid="000619b9" style:font-size-asian="9.60000038146973pt" style:font-size-complex="11pt"/>
    </style:style>
    <style:style style:name="P4" style:family="paragraph" style:parent-style-name="Standard">
      <style:paragraph-properties fo:line-height="150%"/>
      <style:text-properties style:font-name="Arial" fo:font-size="11pt" officeooo:rsid="000791d2" officeooo:paragraph-rsid="000791d2" style:font-size-asian="9.60000038146973pt" style:font-size-complex="11pt"/>
    </style:style>
    <style:style style:name="P5" style:family="paragraph" style:parent-style-name="Standard">
      <style:paragraph-properties fo:line-height="150%"/>
      <style:text-properties style:font-name="Arial" fo:font-size="11pt" officeooo:rsid="0008cb19" officeooo:paragraph-rsid="0008cb19" style:font-size-asian="9.60000038146973pt" style:font-size-complex="11pt"/>
    </style:style>
    <style:style style:name="P6" style:family="paragraph" style:parent-style-name="Standard">
      <style:paragraph-properties fo:line-height="150%"/>
      <style:text-properties style:font-name="Arial" fo:font-size="11pt" officeooo:rsid="0008cb19" officeooo:paragraph-rsid="0015403d" style:font-size-asian="9.60000038146973pt" style:font-size-complex="11pt"/>
    </style:style>
    <style:style style:name="P7" style:family="paragraph" style:parent-style-name="Standard">
      <style:paragraph-properties fo:line-height="150%"/>
      <style:text-properties style:font-name="Arial" fo:font-size="11pt" officeooo:rsid="000c14aa" officeooo:paragraph-rsid="000c14aa" style:font-size-asian="9.60000038146973pt" style:font-size-complex="11pt"/>
    </style:style>
    <style:style style:name="P8" style:family="paragraph" style:parent-style-name="Standard">
      <style:paragraph-properties fo:line-height="150%"/>
      <style:text-properties style:font-name="Arial" fo:font-size="11pt" officeooo:rsid="000d3b61" officeooo:paragraph-rsid="000f2294" style:font-size-asian="9.60000038146973pt" style:font-size-complex="11pt"/>
    </style:style>
    <style:style style:name="P9" style:family="paragraph" style:parent-style-name="Standard">
      <style:paragraph-properties fo:line-height="150%"/>
      <style:text-properties style:font-name="Arial" fo:font-size="11pt" officeooo:rsid="000f2294" officeooo:paragraph-rsid="000f2294" style:font-size-asian="9.60000038146973pt" style:font-size-complex="11pt"/>
    </style:style>
    <style:style style:name="P10" style:family="paragraph" style:parent-style-name="Standard">
      <style:paragraph-properties fo:line-height="150%"/>
      <style:text-properties style:font-name="Arial" fo:font-size="11pt" officeooo:rsid="001067c5" officeooo:paragraph-rsid="001067c5" style:font-size-asian="9.60000038146973pt" style:font-size-complex="11pt"/>
    </style:style>
    <style:style style:name="P11" style:family="paragraph" style:parent-style-name="Standard">
      <style:paragraph-properties fo:line-height="150%"/>
      <style:text-properties style:font-name="Arial" fo:font-size="11pt" officeooo:rsid="0014083d" officeooo:paragraph-rsid="0014083d" style:font-size-asian="9.60000038146973pt" style:font-size-complex="11pt"/>
    </style:style>
    <style:style style:name="P12" style:family="paragraph" style:parent-style-name="Standard">
      <style:paragraph-properties fo:line-height="150%"/>
      <style:text-properties style:font-name="Arial" fo:font-size="11pt" officeooo:rsid="0015403d" officeooo:paragraph-rsid="0015403d" style:font-size-asian="9.60000038146973pt" style:font-size-complex="11pt"/>
    </style:style>
    <style:style style:name="P13" style:family="paragraph" style:parent-style-name="Standard">
      <style:paragraph-properties fo:line-height="150%"/>
      <style:text-properties style:font-name="Arial" fo:font-size="11pt" officeooo:rsid="001946d7" officeooo:paragraph-rsid="001946d7" style:font-size-asian="9.60000038146973pt" style:font-size-complex="11pt"/>
    </style:style>
    <style:style style:name="P14" style:family="paragraph" style:parent-style-name="Standard">
      <style:paragraph-properties fo:line-height="150%"/>
      <style:text-properties style:font-name="Arial" fo:font-size="11pt" officeooo:rsid="001946d7" officeooo:paragraph-rsid="001eab77" style:font-size-asian="9.60000038146973pt" style:font-size-complex="11pt"/>
    </style:style>
    <style:style style:name="P15" style:family="paragraph" style:parent-style-name="Standard">
      <style:paragraph-properties fo:line-height="150%"/>
      <style:text-properties style:font-name="Arial" fo:font-size="11pt" officeooo:rsid="001a04f6" officeooo:paragraph-rsid="001a04f6" style:font-size-asian="9.60000038146973pt" style:font-size-complex="11pt"/>
    </style:style>
    <style:style style:name="P16" style:family="paragraph" style:parent-style-name="Standard">
      <style:paragraph-properties fo:line-height="150%"/>
      <style:text-properties style:font-name="Arial" fo:font-size="11pt" officeooo:rsid="001b928f" officeooo:paragraph-rsid="001b928f" style:font-size-asian="9.60000038146973pt" style:font-size-complex="11pt"/>
    </style:style>
    <style:style style:name="P17" style:family="paragraph" style:parent-style-name="Standard">
      <style:paragraph-properties fo:line-height="150%"/>
      <style:text-properties style:font-name="Arial" fo:font-size="11pt" officeooo:rsid="001b928f" officeooo:paragraph-rsid="0024e3ed" style:font-size-asian="9.60000038146973pt" style:font-size-complex="11pt"/>
    </style:style>
    <style:style style:name="P18" style:family="paragraph" style:parent-style-name="Standard">
      <style:paragraph-properties fo:line-height="150%"/>
      <style:text-properties style:font-name="Arial" fo:font-size="11pt" officeooo:rsid="001e423a" officeooo:paragraph-rsid="001e423a" style:font-size-asian="9.60000038146973pt" style:font-size-complex="11pt"/>
    </style:style>
    <style:style style:name="P19" style:family="paragraph" style:parent-style-name="Standard">
      <style:paragraph-properties fo:line-height="150%"/>
      <style:text-properties style:font-name="Arial" fo:font-size="11pt" officeooo:rsid="001e6924" officeooo:paragraph-rsid="001e6924" style:font-size-asian="9.60000038146973pt" style:font-size-complex="11pt"/>
    </style:style>
    <style:style style:name="P20" style:family="paragraph" style:parent-style-name="Standard">
      <style:paragraph-properties fo:line-height="150%"/>
      <style:text-properties style:font-name="Arial" fo:font-size="11pt" officeooo:rsid="001eab77" officeooo:paragraph-rsid="001eab77" style:font-size-asian="9.60000038146973pt" style:font-size-complex="11pt"/>
    </style:style>
    <style:style style:name="P21" style:family="paragraph" style:parent-style-name="Standard">
      <style:paragraph-properties fo:line-height="150%"/>
      <style:text-properties style:font-name="Arial" fo:font-size="11pt" officeooo:rsid="00215d53" officeooo:paragraph-rsid="00215d53" style:font-size-asian="9.60000038146973pt" style:font-size-complex="11pt"/>
    </style:style>
    <style:style style:name="P22" style:family="paragraph" style:parent-style-name="Standard">
      <style:paragraph-properties fo:line-height="150%"/>
      <style:text-properties style:font-name="Arial" fo:font-size="11pt" officeooo:rsid="0026db39" officeooo:paragraph-rsid="0026db39" style:font-size-asian="9.60000038146973pt" style:font-size-complex="11pt"/>
    </style:style>
    <style:style style:name="P23" style:family="paragraph" style:parent-style-name="Standard">
      <style:paragraph-properties fo:line-height="150%"/>
      <style:text-properties style:font-name="Arial" fo:font-size="11pt" officeooo:rsid="00297dde" officeooo:paragraph-rsid="00297dde" style:font-size-asian="9.60000038146973pt" style:font-size-complex="11pt"/>
    </style:style>
    <style:style style:name="P24" style:family="paragraph" style:parent-style-name="Standard">
      <style:paragraph-properties fo:line-height="150%"/>
      <style:text-properties style:font-name="Arial" fo:font-size="11pt" officeooo:rsid="002a28de" officeooo:paragraph-rsid="002a28de" style:font-size-asian="9.60000038146973pt" style:font-size-complex="11pt"/>
    </style:style>
    <style:style style:name="P25" style:family="paragraph" style:parent-style-name="Standard">
      <style:paragraph-properties fo:line-height="150%"/>
      <style:text-properties style:font-name="Arial" fo:font-size="11pt" officeooo:rsid="0035a2e2" officeooo:paragraph-rsid="0035a2e2" style:font-size-asian="9.60000038146973pt" style:font-size-complex="11pt"/>
    </style:style>
    <style:style style:name="T1" style:family="text">
      <style:text-properties officeooo:rsid="000791d2"/>
    </style:style>
    <style:style style:name="T2" style:family="text">
      <style:text-properties officeooo:rsid="000a5a0b"/>
    </style:style>
    <style:style style:name="T3" style:family="text">
      <style:text-properties officeooo:rsid="000ce9ec"/>
    </style:style>
    <style:style style:name="T4" style:family="text">
      <style:text-properties officeooo:rsid="000d3b61"/>
    </style:style>
    <style:style style:name="T5" style:family="text">
      <style:text-properties officeooo:rsid="000e54bc"/>
    </style:style>
    <style:style style:name="T6" style:family="text">
      <style:text-properties officeooo:rsid="000f2294"/>
    </style:style>
    <style:style style:name="T7" style:family="text">
      <style:text-properties officeooo:rsid="001067c5"/>
    </style:style>
    <style:style style:name="T8" style:family="text">
      <style:text-properties officeooo:rsid="0012596e"/>
    </style:style>
    <style:style style:name="T9" style:family="text">
      <style:text-properties officeooo:rsid="0015403d"/>
    </style:style>
    <style:style style:name="T10" style:family="text">
      <style:text-properties officeooo:rsid="00171824"/>
    </style:style>
    <style:style style:name="T11" style:family="text">
      <style:text-properties officeooo:rsid="001a04f6"/>
    </style:style>
    <style:style style:name="T12" style:family="text">
      <style:text-properties officeooo:rsid="001b928f"/>
    </style:style>
    <style:style style:name="T13" style:family="text">
      <style:text-properties officeooo:rsid="001c20c2"/>
    </style:style>
    <style:style style:name="T14" style:family="text">
      <style:text-properties officeooo:rsid="001e423a"/>
    </style:style>
    <style:style style:name="T15" style:family="text">
      <style:text-properties officeooo:rsid="001eab77"/>
    </style:style>
    <style:style style:name="T16" style:family="text">
      <style:text-properties officeooo:rsid="001f7de3"/>
    </style:style>
    <style:style style:name="T17" style:family="text">
      <style:text-properties officeooo:rsid="0024e3ed"/>
    </style:style>
    <style:style style:name="T18" style:family="text">
      <style:text-properties officeooo:rsid="00284195"/>
    </style:style>
    <style:style style:name="T19" style:family="text">
      <style:text-properties officeooo:rsid="0029a62e"/>
    </style:style>
    <style:style style:name="T20" style:family="text">
      <style:text-properties officeooo:rsid="002a599b"/>
    </style:style>
    <style:style style:name="T21" style:family="text">
      <style:text-properties officeooo:rsid="002c2e96"/>
    </style:style>
    <style:style style:name="T22" style:family="text">
      <style:text-properties officeooo:rsid="002ce0e8"/>
    </style:style>
    <style:style style:name="T23" style:family="text">
      <style:text-properties officeooo:rsid="0031ce3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ckblatt</text:p>
      <text:p text:style-name="P1"/>
      <text:p text:style-name="P1">Abschlussprüfung Sommer 2016</text:p>
      <text:p text:style-name="P1">Fachinformatiker Anwendungsentwicklung</text:p>
      <text:p text:style-name="P1">Dokumentation zur betrieblichen Projektarbeit</text:p>
      <text:p text:style-name="P1"/>
      <text:p text:style-name="P21">HBS Proxy</text:p>
      <text:p text:style-name="P21">Entwickeln einer Serversoftware zur Reservierung von Hotelzimmern</text:p>
      <text:p text:style-name="P21"/>
      <text:p text:style-name="P21">Abgabetermin 27.05.2016</text:p>
      <text:p text:style-name="P21"/>
      <text:p text:style-name="P21">Prüfungsbewerber:</text:p>
      <text:p text:style-name="P21">Jan Erik Helmle</text:p>
      <text:p text:style-name="P21">Maybachufer 6</text:p>
      <text:p text:style-name="P21">12047 Berlin</text:p>
      <text:p text:style-name="P21"/>
      <text:p text:style-name="P21">Ausbildungsbetrieb:</text:p>
      <text:p text:style-name="P21">mobile-ad-media GmbH</text:p>
      <text:p text:style-name="P21">Scheringstrasse 2</text:p>
      <text:p text:style-name="P21">13355 Berlin</text:p>
      <text:p text:style-name="P21"/>
      <text:p text:style-name="P21"/>
      <text:p text:style-name="P2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Inhaltsverzeichnis</text:p>
      <text:p text:style-name="P3">1.<text:tab/>Einleitung</text:p>
      <text:p text:style-name="P3"><text:tab/>1.1<text:tab/>Projektbeschreibung</text:p>
      <text:p text:style-name="P3"><text:span text:style-name="T1"><text:tab/>1.2<text:tab/>Projektziel</text:span></text:p>
      <text:p text:style-name="P3"><text:span text:style-name="T1"><text:tab/>1.3<text:tab/>Projektumfeld<text:tab/></text:span></text:p>
      <text:p text:style-name="P3"><text:tab/><text:span text:style-name="T14">1.4<text:tab/>Projektschnittstellen</text:span></text:p>
      <text:p text:style-name="P3"><text:span text:style-name="T12"><text:tab/>1.5<text:tab/>Projektbegründung</text:span></text:p>
      <text:p text:style-name="P3"><text:span text:style-name="T12"><text:tab/>1.6<text:tab/>Ist-Analyse</text:span></text:p>
      <text:p text:style-name="P3"><text:tab/><text:span text:style-name="T15">1.7<text:tab/>Projektbeteiligte Personen</text:span></text:p>
      <text:p text:style-name="P19">2.<text:tab/>Projektplanung</text:p>
      <text:p text:style-name="P19"><text:tab/>2.1<text:tab/><text:span text:style-name="T16">Soll Konzept</text:span></text:p>
      <text:p text:style-name="P19"><text:span text:style-name="T16"><text:tab/>2.2<text:tab/>Projektphasen und Zeitplanung<text:tab/></text:span></text:p>
      <text:p text:style-name="P23">3.<text:tab/>Analysephase</text:p>
      <text:p text:style-name="P23"><text:span text:style-name="T20"><text:tab/>3.1<text:tab/>Analyse des grafischen Entwurfs</text:span></text:p>
      <text:p text:style-name="P23"><text:span text:style-name="T20"><text:tab/>3.2<text:tab/>Ermittlung der beteiligten Entitäten</text:span></text:p>
      <text:p text:style-name="P23"><text:span text:style-name="T21"><text:tab/>3.3<text:tab/>Ermittlung der Beziehungen der Entitäten</text:span></text:p>
      <text:p text:style-name="P23"><text:tab/><text:span text:style-name="T21">3.4<text:tab/>Analyse des Dialogs zwischen Proxy und App</text:span></text:p>
      <text:p text:style-name="P23">4.<text:tab/>Entwurfsphase</text:p>
      <text:p text:style-name="P23"><text:span text:style-name="T22"><text:tab/>4.1<text:tab/>Erstellung des UML – Sequenzdiagramms</text:span></text:p>
      <text:p text:style-name="P23"><text:span text:style-name="T22"><text:tab/>4.2<text:tab/>Erstellen des Klassendiagramms</text:span></text:p>
      <text:p text:style-name="P23"><text:span text:style-name="T23"><text:tab/>4.3<text:tab/>Entwurf des Datenbankmodells</text:span></text:p>
      <text:p text:style-name="P23"><text:tab/></text:p>
      <text:p text:style-name="P23">5.<text:tab/>Realisierungsphase</text:p>
      <text:p text:style-name="P23"/>
      <text:p text:style-name="P23">6.<text:tab/>Qualitästsmanagement</text:p>
      <text:p text:style-name="P23"/>
      <text:p text:style-name="P23"><text:span text:style-name="T19">7.</text:span><text:tab/><text:span text:style-name="T19">Projektergebnisse</text:span></text:p>
      <text:p text:style-name="P23"/>
      <text:p text:style-name="P23"><text:tab/></text:p>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4">1<text:tab/>Einleitung</text:p>
      <text:p text:style-name="P5">Im Folgenden wird der Verlauf der betriblichen Projektarbeit des Autors im Rahmen seiner Ausbildung zum Fachinformatiker für Anwendungsentwicklung erläutert. </text:p>
      <text:p text:style-name="P7">1.1<text:tab/>Projektbeschreibung</text:p>
      <text:p text:style-name="P7">Die <text:span text:style-name="T10">mobile-ad-media GmbH (MAM)</text:span> entwickelt derzeit ein Softwaresystem zur Reservierung von Hotelzimmern. Das Gesamtsystem wird nach der Umsetzung aus einem <text:span text:style-name="T4">z</text:span>entralen Serve<text:span text:style-name="T3">r (Proxy) und mehreren mobilen Apps bestehen, welche die derzeit gängigsten Plattformen für Mobiltelefone abdecken. Die Apps ermöglichen dem Nutzer eine zügige Reservierung von Hotelzimmern und stellen dem Nutzer in ansprechendem Design alle nötigen Informationen zur Verfügung und nehmen Eingaben der Nutzer entgegen. </text:span></text:p>
      <text:p text:style-name="P8">Die Apps kommunizieren ausschliesslich mit dem <text:span text:style-name="T5">Proxy</text:span>, welcher andererseits mit entsprechenden Datendiensten, <text:span text:style-name="T5">wie etwa</text:span> Channel<text:span text:style-name="T5">m</text:span>anagern <text:span text:style-name="T5">verbunden ist. Aufgabe des Proxy ist die Bereitstellung einer einfachen und einheitlichen Schnittstelle für die Apps sowie die Pufferung von Daten. </text:span></text:p>
      <text:p text:style-name="P8"><text:span text:style-name="T6">Die Apps werden an die grafischen Wünsche der jeweiligen Hotels individuell angepasst und richten sich an Stammkunden.</text:span></text:p>
      <text:p text:style-name="P10">1.2<text:tab/><text:span text:style-name="T8">Projektziel</text:span></text:p>
      <text:p text:style-name="P9">Im Rahmen des hier beschriebenen Teilprojekts sollte das Kommunikationsprotokoll zwischen Apps und Proxy <text:span text:style-name="T7">als Webservice </text:span>entwickelt, <text:span text:style-name="T8">dokumentiert</text:span> und Proxyseitig implementiert werden. <text:span text:style-name="T8">Eine beispielhafte Reservierung mit Testdaten sollte mit ausgehender E-Mail erfolgreich durchführbar sein.</text:span></text:p>
      <text:p text:style-name="P11">1.3<text:tab/><text:span text:style-name="T9">Projektumfeld</text:span></text:p>
      <text:p text:style-name="P6">Die Arbeit wurde bei der mobile-ad-media GmbH, einer Agentur zur Entwicklung und Realisierung von Kommunikationskonzepten in Berlin durchgeführt. <text:span text:style-name="T2">Die Agentur hat bereits zahlreiche Webprojekte für namhafte Kunden umgesetzt. Desweiteren betreibt das Unternehmen eine Sportpartnersuche und sammelt derzeit Erfahrungen in der Entwicklung von Apps für mobile Endgeräte.</text:span></text:p>
      <text:p text:style-name="P18">1.4<text:tab/>Projektschnittstellen</text:p>
      <text:p text:style-name="P18"/>
      <text:p text:style-name="P12">1.<text:span text:style-name="T14">5</text:span><text:tab/>Projektbegründung</text:p>
      <text:p text:style-name="P15">Die MAM möchte künftig Hotels als Kunden gewinnen und <text:span text:style-name="T12">eine individualisierte Buchungsapp zur Verfügung stellen. Die Geschäftsleitung der MAM erwartet auf diesem Gebiet ein </text:span></text:p>
      <text:p text:style-name="P12"/>
      <text:p text:style-name="P12">1.<text:span text:style-name="T14">6</text:span><text:tab/>Ist-Analyse</text:p>
      <text:p text:style-name="P13">Grundlage <text:span text:style-name="T11">des Teilprojekts ist ein grafisches Konzept der Apps in welcher der Ablauf der Reservierung dargestellt wird.</text:span></text:p>
      <text:p text:style-name="P20"><text:soft-page-break/>1.7<text:tab/>Projektbeteiligte Personen</text:p>
      <text:p text:style-name="P14"/>
      <text:p text:style-name="P16">2.<text:tab/>Projektplanung</text:p>
      <text:p text:style-name="P16">2.1<text:tab/><text:span text:style-name="T17">Soll Konzept</text:span></text:p>
      <text:p text:style-name="P22">Nach Abschluss des Teilprojekts ist das Übertragungsprotokoll zwischen Proxy und App <text:span text:style-name="T18">definiert worden und steht als Webservice seitens des Proxy zur Verfügung. Grundlage des Dialogs zwischen App und Proxy ist das HTTP-Protokoll über welches die Daten als JSON-Objekte übertragen werden.</text:span></text:p>
      <text:p text:style-name="P25">Die Serversoftware wurde mittels des PHP-Frameworks </text:p>
      <text:p text:style-name="P17">2.2<text:tab/>Projektphasen und <text:span text:style-name="T13">Zeitplanung</text:span></text:p>
      <text:p text:style-name="P9"/>
      <text:p text:style-name="P24">3.<text:tab/>Analysephase</text:p>
      <text:p text:style-name="P24"/>
      <text:p text:style-name="P24">4.<text:tab/>Entwurfsph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37M52S</meta:editing-duration>
    <meta:editing-cycles>43</meta:editing-cycles>
    <meta:generator>LibreOffice/5.1.2.2$Windows_x86 LibreOffice_project/d3bf12ecb743fc0d20e0be0c58ca359301eb705f</meta:generator>
    <dc:date>2016-05-20T17:01:32.424000000</dc:date>
    <meta:document-statistic meta:table-count="0" meta:image-count="0" meta:object-count="0" meta:page-count="4" meta:paragraph-count="64" meta:word-count="442" meta:character-count="3557" meta:non-whitespace-character-count="3151"/>
    <meta:user-defined meta:name="Info 1"/>
    <meta:user-defined meta:name="Info 2"/>
    <meta:user-defined meta:name="Info 3"/>
    <meta:user-defined meta:name="Info 4"/>
  </office:meta>
</office:document-meta>
</file>